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maki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mmacp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mate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_n3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Jn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_n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s_k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kd_k2</text:p>
          </table:table-cell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kdp_i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p_i5_14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p_i5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p_i5_n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p_i5_k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p_i5_n2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p_i5_b5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dp_bf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p_bf</text:p>
          </table:table-cell>
          <table:table-cell office:value-type="string" calcext:value-type="string">
            <text:p>_b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s_n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s_n2_bf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d_n2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ks_ki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ks_ki_swi5</text:p>
          </table:table-cell>
          <table:table-cell table:number-columns-repeated="2"/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kd_ki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kd_kip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p_ki_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_ki_n3</text:p>
          </table:table-cell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_ki_k2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_ki_n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_ki_b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_ki_b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dp_ki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p_ki_1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s_b5</text:p>
          </table:table-cell>
          <table:table-cell/>
          <table:table-cell table:style-name="ce1"/>
          <table:table-cell table:style-name="ce1" office:value-type="float" office:value="0.0016" calcext:value-type="float">
            <text:p>1.60E-03</text:p>
          </table:table-cell>
        </table:table-row>
        <table:table-row table:style-name="ro1">
          <table:table-cell office:value-type="string" calcext:value-type="string">
            <text:p>ks_b5_bf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kd_b5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kd_b5_20</text:p>
          </table:table-cell>
          <table:table-cell table:number-columns-repeated="2"/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ks_b2</text:p>
          </table:table-cell>
          <table:table-cell/>
          <table:table-cell table:style-name="ce1"/>
          <table:table-cell table:style-name="ce1" office:value-type="float" office:value="0.002" calcext:value-type="float">
            <text:p>2.00E-03</text:p>
          </table:table-cell>
        </table:table-row>
        <table:table-row table:style-name="ro1">
          <table:table-cell office:value-type="string" calcext:value-type="string">
            <text:p>ks_b2_m1</text:p>
          </table:table-cell>
          <table:table-cell table:number-columns-repeated="2"/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kd_b2</text:p>
          </table:table-cell>
          <table:table-cell/>
          <table:table-cell table:style-name="ce1"/>
          <table:table-cell table:style-name="ce1" office:value-type="float" office:value="0.003" calcext:value-type="float">
            <text:p>3.00E-03</text:p>
          </table:table-cell>
        </table:table-row>
        <table:table-row table:style-name="ro1">
          <table:table-cell office:value-type="string" calcext:value-type="string">
            <text:p>kd_b2_20</text:p>
          </table:table-cell>
          <table:table-cell table:number-columns-repeated="2"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kd_b2_h1</text:p>
          </table:table-cell>
          <table:table-cell table:number-columns-repeated="2"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ks_bud_e</text:p>
          </table:table-cell>
          <table:table-cell table:number-columns-repeated="2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_bud_n3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e_bud_n2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_bud_b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_bud_b2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d_bud</text:p>
          </table:table-cell>
          <table:table-cell table:number-columns-repeated="2"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ks_spn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d_spn</text:p>
          </table:table-cell>
          <table:table-cell table:number-columns-repeated="2"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Jspn</text:p>
          </table:table-cell>
          <table:table-cell table:number-columns-repeated="2"/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ks_ori_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_ori_b5</text:p>
          </table:table-cell>
          <table:table-cell table:number-columns-repeated="2"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_ori_b2</text:p>
          </table:table-cell>
          <table:table-cell table:number-columns-repeated="2"/>
          <table:table-cell office:value-type="float" office:value="0.45" calcext:value-type="float">
            <text:p>0.4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d_ori</text:p>
          </table:table-cell>
          <table:table-cell table:number-columns-repeated="2"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ks_swi5</text:p>
          </table:table-cell>
          <table:table-cell table:number-columns-repeated="2"/>
          <table:table-cell table:style-name="ce1" office:value-type="float" office:value="0.005" calcext:value-type="float">
            <text:p>5.00E-03</text:p>
          </table:table-cell>
        </table:table-row>
        <table:table-row table:style-name="ro1">
          <table:table-cell office:value-type="string" calcext:value-type="string">
            <text:p>ks_swi5_m1</text:p>
          </table:table-cell>
          <table:table-cell table:number-columns-repeated="2"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kd_swi5</text:p>
          </table:table-cell>
          <table:table-cell table:number-columns-repeated="2"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ka_swi5_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_swi5_b2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ka_m1_b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_m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s_20</text:p>
          </table:table-cell>
          <table:table-cell table:number-columns-repeated="2"/>
          <table:table-cell table:style-name="ce1" office:value-type="float" office:value="0.006" calcext:value-type="float">
            <text:p>6.00E-03</text:p>
          </table:table-cell>
        </table:table-row>
        <table:table-row table:style-name="ro1">
          <table:table-cell office:value-type="string" calcext:value-type="string">
            <text:p>ks_20_m1</text:p>
          </table:table-cell>
          <table:table-cell table:number-columns-repeated="2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kd_20</text:p>
          </table:table-cell>
          <table:table-cell table:number-columns-repeated="2"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a_20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d_b5_20_i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kd_b2_20_i</text:p>
          </table:table-cell>
          <table:table-cell table:number-columns-repeated="2"/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ki_20_ori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_cp_b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_cp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_h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_h1_14</text:p>
          </table:table-cell>
          <table:table-cell table:number-columns-repeated="2"/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ki_h1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i_h1_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_h1_n3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_h1_n2</text:p>
          </table:table-cell>
          <table:table-cell table:number-columns-repeated="2"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_h1_b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_h1_b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dp_ne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p_net_14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dp_net_px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p_net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p_net_b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p_net_en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p_net_15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ka_px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_px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i_px_p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s_pds</text:p>
          </table:table-cell>
          <table:table-cell table:number-columns-repeated="2"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kd_pds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kd_pds_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_15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a_15_1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_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_15_b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_tem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a_tem_l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_tem_p1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i_te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_tem_px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s_lo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ks_lo_m1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d_lo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kd_lo_h1</text:p>
          </table:table-cell>
          <table:table-cell table:number-columns-repeated="2"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ka_lo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a_lo_b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_l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_ne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5T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BF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M1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CPT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DH1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1T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DC14T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X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1T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DC15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1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_pds_20_i</text:p>
          </table:table-cell>
          <table:table-cell table:number-columns-repeated="2"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Cln3</text:p>
          </table:table-cell>
          <table:table-cell table:number-columns-repeated="2"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ck2</text:p>
          </table:table-cell>
          <table:table-cell table:number-columns-repeated="2"/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WHI5DEP</text:p>
          </table:table-cell>
          <table:table-cell table:number-columns-repeated="2"/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SBFdep</text:p>
          </table:table-cell>
          <table:table-cell table:number-columns-repeated="2"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Cln2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KIT</text:p>
          </table:table-cell>
          <table:table-cell table:number-columns-repeated="2"/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CKIP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lb5T</text:p>
          </table:table-cell>
          <table:table-cell table:number-columns-repeated="2"/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Clb2T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WI5T</text:p>
          </table:table-cell>
          <table:table-cell table:number-columns-repeated="2"/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DC20T</text:p>
          </table:table-cell>
          <table:table-cell table:number-columns-repeated="2"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DC20A_APCP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PCP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DH1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1deP</text:p>
          </table:table-cell>
          <table:table-cell table:number-columns-repeated="2"/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PPX</text:p>
          </table:table-cell>
          <table:table-cell table:number-columns-repeated="2"/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PDS1T</text:p>
          </table:table-cell>
          <table:table-cell table:number-columns-repeated="2"/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DC15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EM1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OT</text:p>
          </table:table-cell>
          <table:table-cell table:number-columns-repeated="2"/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POLOA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DC20A_APC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hi_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_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_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10:54.136595097</meta:creation-date>
    <dc:date>2018-04-10T12:16:37.873481498</dc:date>
    <meta:editing-duration>PT5M43S</meta:editing-duration>
    <meta:editing-cycles>2</meta:editing-cycles>
    <meta:generator>LibreOffice/5.3.4.2$Linux_X86_64 LibreOffice_project/f82d347ccc0be322489bf7da61d7e4ad13fe2ff3</meta:generator>
    <meta:document-statistic meta:table-count="1" meta:cell-count="305" meta:object-count="0"/>
  </office:meta>
</office:document-meta>
</file>